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026e" officeooo:paragraph-rsid="00181c44" style:font-weight-asian="bold" style:font-weight-complex="bold"/>
    </style:style>
    <style:style style:name="P2" style:family="paragraph" style:parent-style-name="Standard">
      <style:text-properties fo:font-weight="bold" officeooo:paragraph-rsid="00181c44" style:font-weight-asian="bold" style:font-weight-complex="bold"/>
    </style:style>
    <style:style style:name="P3" style:family="paragraph" style:parent-style-name="Standard">
      <style:text-properties fo:font-weight="bold" officeooo:paragraph-rsid="00182a55" style:font-weight-asian="bold" style:font-weight-complex="bold"/>
    </style:style>
    <style:style style:name="P4" style:family="paragraph" style:parent-style-name="Standard">
      <style:text-properties fo:font-weight="bold" officeooo:paragraph-rsid="0019be85" style:font-weight-asian="bold" style:font-weight-complex="bold"/>
    </style:style>
    <style:style style:name="P5" style:family="paragraph" style:parent-style-name="Standard">
      <style:text-properties fo:font-weight="bold" officeooo:paragraph-rsid="001a4001" style:font-weight-asian="bold" style:font-weight-complex="bold"/>
    </style:style>
    <style:style style:name="P6" style:family="paragraph" style:parent-style-name="Standard">
      <style:text-properties fo:font-weight="bold" officeooo:paragraph-rsid="001c71d8" style:font-weight-asian="bold" style:font-weight-complex="bold"/>
    </style:style>
    <style:style style:name="P7" style:family="paragraph" style:parent-style-name="Standard">
      <style:text-properties officeooo:rsid="000b026e" officeooo:paragraph-rsid="00181c44"/>
    </style:style>
    <style:style style:name="P8" style:family="paragraph" style:parent-style-name="Standard">
      <style:text-properties officeooo:paragraph-rsid="00181c44"/>
    </style:style>
    <style:style style:name="P9" style:family="paragraph" style:parent-style-name="Standard">
      <style:text-properties fo:font-weight="bold" officeooo:rsid="000b026e" officeooo:paragraph-rsid="00181c44" style:font-weight-asian="bold" style:font-weight-complex="bold"/>
    </style:style>
    <style:style style:name="P10" style:family="paragraph" style:parent-style-name="Standard">
      <style:text-properties fo:font-weight="bold" officeooo:rsid="000f29b3" officeooo:paragraph-rsid="00181c44" style:font-weight-asian="bold" style:font-weight-complex="bold"/>
    </style:style>
    <style:style style:name="P11" style:family="paragraph" style:parent-style-name="Standard">
      <style:text-properties fo:font-weight="bold" officeooo:rsid="0011a388" officeooo:paragraph-rsid="00181c44" style:font-weight-asian="bold" style:font-weight-complex="bold"/>
    </style:style>
    <style:style style:name="P12" style:family="paragraph" style:parent-style-name="Standard">
      <style:text-properties fo:font-weight="bold" officeooo:rsid="00160491" officeooo:paragraph-rsid="00181c44" style:font-weight-asian="bold" style:font-weight-complex="bold"/>
    </style:style>
    <style:style style:name="P13" style:family="paragraph" style:parent-style-name="Standard">
      <style:text-properties fo:font-weight="bold" officeooo:rsid="00182a55" officeooo:paragraph-rsid="00182a55" style:font-weight-asian="bold" style:font-weight-complex="bold"/>
    </style:style>
    <style:style style:name="P14" style:family="paragraph" style:parent-style-name="Standard">
      <style:text-properties fo:font-weight="normal" officeooo:rsid="001a4001" officeooo:paragraph-rsid="001a4001" style:font-weight-asian="normal" style:font-weight-complex="normal"/>
    </style:style>
    <style:style style:name="P15" style:family="paragraph" style:parent-style-name="Standard">
      <style:text-properties officeooo:paragraph-rsid="00181c44"/>
    </style:style>
    <style:style style:name="P16" style:family="paragraph" style:parent-style-name="Standard">
      <style:text-properties officeooo:paragraph-rsid="001f57b0"/>
    </style:style>
    <style:style style:name="T1" style:family="text">
      <style:text-properties officeooo:rsid="00160491"/>
    </style:style>
    <style:style style:name="T2" style:family="text">
      <style:text-properties fo:font-weight="normal" officeooo:rsid="00160491" style:font-weight-asian="normal" style:font-weight-complex="normal"/>
    </style:style>
    <style:style style:name="T3" style:family="text">
      <style:text-properties fo:font-weight="normal" officeooo:rsid="00182a55" style:font-weight-asian="normal" style:font-weight-complex="normal"/>
    </style:style>
    <style:style style:name="T4" style:family="text">
      <style:text-properties fo:font-weight="normal" officeooo:rsid="00183012" style:font-weight-asian="normal" style:font-weight-complex="normal"/>
    </style:style>
    <style:style style:name="T5" style:family="text">
      <style:text-properties fo:font-weight="normal" officeooo:rsid="0019be85" style:font-weight-asian="normal" style:font-weight-complex="normal"/>
    </style:style>
    <style:style style:name="T6" style:family="text">
      <style:text-properties fo:font-weight="normal" officeooo:rsid="001a4001" style:font-weight-asian="normal" style:font-weight-complex="normal"/>
    </style:style>
    <style:style style:name="T7" style:family="text">
      <style:text-properties fo:font-weight="normal" officeooo:rsid="001bce29" style:font-weight-asian="normal" style:font-weight-complex="normal"/>
    </style:style>
    <style:style style:name="T8" style:family="text">
      <style:text-properties fo:font-weight="normal" officeooo:rsid="001c71d8" style:font-weight-asian="normal" style:font-weight-complex="normal"/>
    </style:style>
    <style:style style:name="T9" style:family="text">
      <style:text-properties fo:font-weight="normal" officeooo:rsid="001e21e7" style:font-weight-asian="normal" style:font-weight-complex="normal"/>
    </style:style>
    <style:style style:name="T10" style:family="text">
      <style:text-properties fo:font-weight="normal" officeooo:rsid="000f29b3" style:font-weight-asian="normal" style:font-weight-complex="normal"/>
    </style:style>
    <style:style style:name="T11" style:family="text">
      <style:text-properties fo:font-weight="normal" officeooo:rsid="001f57b0" style:font-weight-asian="normal" style:font-weight-complex="normal"/>
    </style:style>
    <style:style style:name="T12" style:family="text">
      <style:text-properties fo:font-weight="normal" officeooo:rsid="001fbd3d" style:font-weight-asian="normal" style:font-weight-complex="normal"/>
    </style:style>
    <style:style style:name="T13" style:family="text">
      <style:text-properties fo:font-weight="normal" officeooo:rsid="001fde3d" style:font-weight-asian="normal" style:font-weight-complex="normal"/>
    </style:style>
    <style:style style:name="T14" style:family="text">
      <style:text-properties fo:font-weight="bold" officeooo:rsid="000bf78c" style:font-weight-asian="bold" style:font-weight-complex="bold"/>
    </style:style>
    <style:style style:name="T15" style:family="text">
      <style:text-properties fo:font-weight="bold" officeooo:rsid="000b026e" style:font-weight-asian="bold" style:font-weight-complex="bold"/>
    </style:style>
    <style:style style:name="T16" style:family="text">
      <style:text-properties fo:font-weight="bold" officeooo:rsid="000f29b3" style:font-weight-asian="bold" style:font-weight-complex="bold"/>
    </style:style>
    <style:style style:name="T17" style:family="text">
      <style:text-properties fo:font-weight="bold" officeooo:rsid="0011a388" style:font-weight-asian="bold" style:font-weight-complex="bold"/>
    </style:style>
    <style:style style:name="T18" style:family="text">
      <style:text-properties fo:font-weight="bold" officeooo:rsid="00166b90" style:font-weight-asian="bold" style:font-weight-complex="bold"/>
    </style:style>
    <style:style style:name="T19" style:family="text">
      <style:text-properties fo:font-weight="bold" officeooo:rsid="001e21e7" style:font-weight-asian="bold" style:font-weight-complex="bold"/>
    </style:style>
    <style:style style:name="T20" style:family="text">
      <style:text-properties officeooo:rsid="0010dd90"/>
    </style:style>
    <style:style style:name="T21" style:family="text">
      <style:text-properties officeooo:rsid="000bf78c"/>
    </style:style>
    <style:style style:name="T22" style:family="text">
      <style:text-properties officeooo:rsid="000ded2b"/>
    </style:style>
    <style:style style:name="T23" style:family="text">
      <style:text-properties officeooo:rsid="000b026e"/>
    </style:style>
    <style:style style:name="T24" style:family="text">
      <style:text-properties officeooo:rsid="0011a388"/>
    </style:style>
    <style:style style:name="T25" style:family="text">
      <style:text-properties officeooo:rsid="000f29b3"/>
    </style:style>
    <style:style style:name="T26" style:family="text">
      <style:text-properties officeooo:rsid="00166b90"/>
    </style:style>
    <style:style style:name="T27" style:family="text">
      <style:text-properties officeooo:rsid="001368de"/>
    </style:style>
    <style:style style:name="T28" style:family="text">
      <style:text-properties officeooo:rsid="0014a057"/>
    </style:style>
    <style:style style:name="T29" style:family="text">
      <style:text-properties officeooo:rsid="00182a55"/>
    </style:style>
    <style:style style:name="T30" style:family="text">
      <style:text-properties officeooo:rsid="001a4001"/>
    </style:style>
    <style:style style:name="T31" style:family="text">
      <style:text-properties officeooo:rsid="001c71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очее</text:p>
      <text:p text:style-name="P7"/>
      <text:p text:style-name="P8"><text:span text:style-name="T14">Союз</text:span><text:span text:style-name="T20"> </text:span><text:span text:style-name="T21">أَمَّا ف</text:span><text:span text:style-name="T22">َ</text:span><text:span text:style-name="T23"> означает "что касается..., то...". Как правило, подлежащее, следующее за أَمَّا в первой части предложения, повторяется во второй ее части в виде соответствующего личного местоимения. Последнее пишется с فَ слитно. При этом союз أَمَّا</text:span><text:span text:style-name="T22"> </text:span><text:span text:style-name="T23">فَ не влечет за собой изменений падежных флексий. </text:span></text:p>
      <text:p text:style-name="P1"/>
      <text:p text:style-name="P8"><text:span text:style-name="T15">Если</text:span><text:span text:style-name="T23"> предлог لِ присоединяе</text:span><text:span text:style-name="T22">т</text:span><text:span text:style-name="T23">ся к определенному артиклю, то </text:span><text:span text:style-name="T24">أَ</text:span><text:span text:style-name="T23"> опускается — للْمعلم. Если в слове с определенным артиклем первой коренной является ل, то опускается весь артикль — للّغة. </text:span></text:p>
      <text:p text:style-name="P1"/>
      <text:p text:style-name="P8"><text:span text:style-name="T15">Указательное</text:span><text:span text:style-name="T23"> местоимение, выступающее в качестве определения, ставится перед именем существительным с артиклем и согласуется с ним в роде, числе и падеже. Если имя без артикля, то указательное местоимение ставится после имени со всеми его определениями. </text:span></text:p>
      <text:p text:style-name="P1"/>
      <text:p text:style-name="P8"><text:span text:style-name="T15">Оборот</text:span><text:span text:style-name="T23"> عِيَارَةٌ عَنْ означает "представляет собой". </text:span></text:p>
      <text:p text:style-name="P1"/>
      <text:p text:style-name="P8"><text:span text:style-name="T15">В начале</text:span><text:span text:style-name="T23"> произносимой речи соединительная хамза читается: с фатхой в определенном артикле; с даммой в глаголе, третья буква которой также с даммой; в остальных случаях с кясрой.</text:span></text:p>
      <text:p text:style-name="P10"/>
      <text:p text:style-name="P8"><text:span text:style-name="T16">Глагол</text:span><text:span text:style-name="T25"> كَانَ, помимо полнозначного глагола (быть, находиться), также выполняет функцию глагола-связки прошедшего времени (быть, являться). Употребляясь в качестве глагола-связки прошедшего времени в именном предложении, глагол كَانَ требует постановки именной части составного сказуемого в винительном падеже неопределенного состояния.</text:span></text:p>
      <text:p text:style-name="P8"><text:span text:style-name="T25"/></text:p>
      <text:p text:style-name="P16"><text:span text:style-name="T19">Глагол </text:span><text:span text:style-name="T9">لَيْسَ (не быть) является как бы отрицательным вариантом </text:span><text:span text:style-name="T10">كَانَ </text:span><text:span text:style-name="T11">(быть, иметься, являться)</text:span><text:span text:style-name="T9">. </text:span><text:span text:style-name="T11">Особенность: спрягается только в прошедшем времени, при этом имеет значение настоящего времени. </text:span><text:span text:style-name="T12">Может выступать как самостоятельный глагол не быть, не иметься, не иметь места, так и как глагола-связка не быть, не являться. Будучи употребленным в функции глагола-связки, именная часть составного сказуемого ставится </text:span><text:span text:style-name="T13">в неопределенном состоянии</text:span><text:span text:style-name="T12"> либо в винительном падеже без предлога, либо в родительном падеже с предлогом بِ.</text:span></text:p>
      <text:p text:style-name="P11"/>
      <text:p text:style-name="P8"><text:span text:style-name="T17">Приложени</text:span><text:span text:style-name="T18">е</text:span><text:span text:style-name="T24"> (т. е. определение, выраженным существительным и согласованным с поясняемым словом в состоянии, роде, числе и падеже) — определени</text:span><text:span text:style-name="T26">е</text:span><text:span text:style-name="T24">, </text:span><text:span text:style-name="T27">обозначающ</text:span><text:span text:style-name="T26">е</text:span><text:span text:style-name="T27">е звание, профессию, род занятий, титул, прозвище и т. п. </text:span><text:span text:style-name="T28">Приложение обычно стоит перед поясняемым словом.</text:span></text:p>
      <text:p text:style-name="P12"/>
      <text:p text:style-name="P2"><text:span text:style-name="T1">В арабском</text:span><text:span text:style-name="T2"> нет специального глагола «иметь». Принадлежность выражается либо с помощью определения в родительном падеже, либо с помощью оборотов с предлогами لِ, عِنْدَ, مَعَ: при этом, как правило, لِ выражает принадлежность, عِنْدَ — наличие вообще, مَعَ — наличие в данное время.</text:span></text:p>
      <text:p text:style-name="P13"/>
      <text:p text:style-name="P3"><text:span text:style-name="T29">Слово</text:span><text:span text:style-name="T3"> كُلٌّ (совокупность) в сочетании с последующим именем в родительном падеже:</text:span></text:p>
      <text:p text:style-name="P4"><text:span text:style-name="T29">определенного </text:span><text:span text:style-name="T3">состояния получает значение местоимения весь, вся, все, всё и т. д. </text:span><text:span text:style-name="T4">В этих же </text:span><text:soft-page-break/><text:span text:style-name="T4">значениях слово </text:span><text:span text:style-name="T3">كُلٌّ </text:span><text:span text:style-name="T4">может быть употреблено и в качестве приложения: тогда оно ставится после поясняемого слова со слитным местоимением, </text:span><text:span text:style-name="T5">при этом слово </text:span><text:span text:style-name="T3">كُلٌّ </text:span><text:span text:style-name="T5">согласуется с поясняемым словом в падеже, а местоимение — в роде и числе;</text:span></text:p>
      <text:p text:style-name="P5"><text:span text:style-name="T30">неопределенного</text:span><text:span text:style-name="T6"> состояния единственного числа получает значение каждый, всякий. В таких же значения слово </text:span><text:span text:style-name="T3">كُلٌّ </text:span><text:span text:style-name="T6">используется, если поясняемое </text:span><text:span text:style-name="T7">стоит </text:span><text:span text:style-name="T6">во множественном числе определенном состоянии с предлогом مِنْ.</text:span></text:p>
      <text:p text:style-name="P14"/>
      <text:p text:style-name="P6"><text:span text:style-name="T31">Слово</text:span><text:span text:style-name="T8"> جَمِيعٌ (совокупность) в сочетании с последующим существительным в родительном падеже определенного состояния получает значение весь, вся, всё. Однако, практически, оно чаще употребляется с именем во множественном числе и имеет значение вс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rzhan </meta:initial-creator>
    <meta:creation-date>2013-11-28T07:40:44</meta:creation-date>
    <dc:date>2013-12-11T08:27:51</dc:date>
    <dc:creator>Yerzhan </dc:creator>
    <meta:editing-duration>PT40M9S</meta:editing-duration>
    <meta:editing-cycles>11</meta:editing-cycles>
    <meta:generator>LibreOffice/3.6$Linux_X86_64 LibreOffice_project/360m1$Build-2</meta:generator>
    <meta:document-statistic meta:table-count="0" meta:image-count="0" meta:object-count="0" meta:page-count="2" meta:paragraph-count="14" meta:word-count="445" meta:character-count="3175" meta:non-whitespace-character-count="2740"/>
  </office:meta>
</office:document-meta>
</file>